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Gospel</text:span></text:p>
            <text:p text:style-name="P1"><text:span text:style-name="T2">Matthew 17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4.76cm" svg:x="1.524cm" svg:y="0.762cm">
          <draw:text-box>
            <text:p text:style-name="P4"><text:span text:style-name="T3">1</text:span><text:span text:style-name="T4">And after six days Jesus took with him Peter and James, and John his brother, and led them up a high mountain by them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3">2</text:span><text:span text:style-name="T4">And he was transfigured before them, and his face shone like the sun, and his clothes became white as light. </text:span><text:span text:style-name="T3">3</text:span><text:span text:style-name="T4">And behold, there appeared to them Moses and Elijah, talking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3"><text:s/></text:span><text:span text:style-name="T3">4</text:span><text:span text:style-name="T4">And Peter said to Jesus, “Lord, it is good that we are here. If you wish, I will make three tents here, one for you and one for Moses and one for Elijah.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3">5</text:span><text:span text:style-name="T4">He was still speaking when, behold, a bright cloud overshadowed them, and a voice from the cloud said, “This is my beloved Son, with whom I am well pleased; listen to hi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4.892cm" svg:height="7.766cm" svg:x="1.524cm" svg:y="0.762cm">
          <draw:text-box>
            <text:p text:style-name="P4"><text:span text:style-name="T3">6</text:span><text:span text:style-name="T4">When the disciples heard this, they fell on their faces and were terrified. </text:span><text:span text:style-name="T3">7</text:span><text:span text:style-name="T4">But Jesus came and touched them, saying, “Rise, and have no fear.” </text:span><text:span text:style-name="T3">8</text:span><text:span text:style-name="T4">And when they lifted up their eyes, they saw no one but Jesus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4.892cm" svg:height="4.76cm" svg:x="1.524cm" svg:y="0.762cm">
          <draw:text-box>
            <text:p><text:span text:style-name="T3">9</text:span><text:span text:style-name="T4">And as they were coming down the mountain, Jesus commanded them, “Tell no one the vision, until the Son of Man is raised from the dea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2:05:02.724000000</meta:creation-date>
    <dc:date>2017-02-24T13:54:28.281000000</dc:date>
    <meta:editing-duration>PT53S</meta:editing-duration>
    <meta:editing-cycles>4</meta:editing-cycles>
    <meta:generator>LibreOffice/5.2.5.1$Windows_X86_64 LibreOffice_project/0312e1a284a7d50ca85a365c316c7abbf20a4d22</meta:generator>
    <meta:document-statistic meta:object-count="42"/>
  </office:meta>
</office:document-meta>
</file>